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Varghese Reji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4aa046">1. HD37727</text:a></text:p>
          <text:p text:style-name="Contents_20_2"><text:a xlink:type="simple" xlink:href="#org5e510cd">1.1. Lamps</text:a></text:p>
          <text:p text:style-name="Contents_20_3"><text:a xlink:type="simple" xlink:href="#orgdb766a5">1.1.1. Argon</text:a></text:p>
        </text:index-body>
      </text:table-of-content>
      <text:h text:style-name="Heading_20_1" text:outline-level="1" text:is-list-header="false">
<text:bookmark-start text:name="OrgXref.orge4aa046"/>
<text:bookmark text:name="orge4aa046"/>HD37727
<text:bookmark-end text:name="OrgXref.orge4aa046"/></text:h>
      <text:h text:style-name="Heading_20_2" text:outline-level="2" text:is-list-header="false">
<text:bookmark-start text:name="OrgXref.org5e510cd"/>
<text:bookmark text:name="org5e510cd"/>Lamps
<text:bookmark-end text:name="OrgXref.org5e510cd"/></text:h>
      <text:h text:style-name="Heading_20_3" text:outline-level="3" text:is-list-header="false">
<text:bookmark-start text:name="OrgXref.orgdb766a5"/>
<text:bookmark text:name="orgdb766a5"/>Argon
<text:bookmark-end text:name="OrgXref.orgdb766a5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">
                <text:p text:style-name="OrgTableHeadingLeft">argon<text:span text:style-name="OrgSubscript">lr</text:span><text:span text:style-name="OrgSubscript">s0.5hg</text:span></text:p>
              </table:table-cell>
              <table:table-cell table:style-name="OrgTblCellT">
                <text:p text:style-name="OrgTableHeadingRight">00105</text:p>
              </table:table-cell>
            </table:table-row>
            <table:table-row>
              <table:table-cell table:style-name="OrgTblCell">
                <text:p text:style-name="OrgTableHeadingLeft">argon<text:span text:style-name="OrgSubscript">lr</text:span><text:span text:style-name="OrgSubscript">s0.5hg</text:span></text:p>
              </table:table-cell>
              <table:table-cell table:style-name="OrgTblCell">
                <text:p text:style-name="OrgTableHeadingRight">00106</text:p>
              </table:table-cell>
            </table:table-row>
            <table:table-row>
              <table:table-cell table:style-name="OrgTblCell">
                <text:p text:style-name="OrgTableHeadingLeft">argon<text:span text:style-name="OrgSubscript">lr</text:span><text:span text:style-name="OrgSubscript">s0.5hg</text:span></text:p>
              </table:table-cell>
              <table:table-cell table:style-name="OrgTblCell">
                <text:p text:style-name="OrgTableHeadingRight">00107</text:p>
              </table:table-cell>
            </table:table-row>
            <table:table-row>
              <table:table-cell table:style-name="OrgTblCell">
                <text:p text:style-name="OrgTableHeadingLeft">arg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HeadingRight">00133</text:p>
              </table:table-cell>
            </table:table-row>
            <table:table-row>
              <table:table-cell table:style-name="OrgTblCell">
                <text:p text:style-name="OrgTableHeadingLeft">arg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HeadingRight">00134</text:p>
              </table:table-cell>
            </table:table-row>
            <table:table-row>
              <table:table-cell table:style-name="OrgTblCell">
                <text:p text:style-name="OrgTableHeadingLeft">arg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HeadingRight">00135</text:p>
              </table:table-cell>
            </table:table-row>
            <table:table-row>
              <table:table-cell table:style-name="OrgTblCell">
                <text:p text:style-name="OrgTableHeadingLeft">argon<text:span text:style-name="OrgSubscript">xd</text:span><text:span text:style-name="OrgSubscript">s0.5hg</text:span></text:p>
              </table:table-cell>
              <table:table-cell table:style-name="OrgTblCell">
                <text:p text:style-name="OrgTableHeadingRight">00108</text:p>
              </table:table-cell>
            </table:table-row>
            <table:table-row>
              <table:table-cell table:style-name="OrgTblCell">
                <text:p text:style-name="OrgTableHeadingLeft">argon<text:span text:style-name="OrgSubscript">xd</text:span><text:span text:style-name="OrgSubscript">s0.5hg</text:span></text:p>
              </table:table-cell>
              <table:table-cell table:style-name="OrgTblCell">
                <text:p text:style-name="OrgTableHeadingRight">00109</text:p>
              </table:table-cell>
            </table:table-row>
            <table:table-row>
              <table:table-cell table:style-name="OrgTblCell">
                <text:p text:style-name="OrgTableHeadingLeft">argon<text:span text:style-name="OrgSubscript">xd</text:span><text:span text:style-name="OrgSubscript">s0.5hg</text:span></text:p>
              </table:table-cell>
              <table:table-cell table:style-name="OrgTblCell">
                <text:p text:style-name="OrgTableHeadingRight">00110</text:p>
              </table:table-cell>
            </table:table-row>
            <table:table-row>
              <table:table-cell table:style-name="OrgTblCell">
                <text:p text:style-name="OrgTableHeadingLeft">argon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HeadingRight">00130</text:p>
              </table:table-cell>
            </table:table-row>
            <table:table-row>
              <table:table-cell table:style-name="OrgTblCell">
                <text:p text:style-name="OrgTableHeadingLeft">argon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HeadingRight">00131</text:p>
              </table:table-cell>
            </table:table-row>
            <table:table-row>
              <table:table-cell table:style-name="OrgTblCellB">
                <text:p text:style-name="OrgTableHeadingLeft">argon<text:span text:style-name="OrgSubscript">xd</text:span><text:span text:style-name="OrgSubscript">s4.0</text:span><text:span text:style-name="OrgSubscript">hg</text:span></text:p>
              </table:table-cell>
              <table:table-cell table:style-name="OrgTblCellB">
                <text:p text:style-name="OrgTableHeadingRight">00132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Righ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T">
                <text:p text:style-name="OrgTableContentsRight">00099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0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1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2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3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4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5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106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095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096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097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098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099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100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101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40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41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42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7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8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9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20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21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2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3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4</text:p>
              </table:table-cell>
            </table:table-row>
            <table:table-row>
              <table:table-cell table:style-name="OrgTblCell">
                <text:p text:style-name="OrgTableContentsLeft">hd37725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5</text:p>
              </table:table-cell>
            </table:table-row>
            <table:table-row>
              <table:table-cell table:style-name="OrgTblCellB">
                <text:p text:style-name="OrgTableContentsLeft">hd37725<text:span text:style-name="OrgSubscript">xd</text:span><text:span text:style-name="OrgSubscript">s4.0</text:span><text:span text:style-name="OrgSubscript">hg</text:span></text:p>
              </table:table-cell>
              <table:table-cell table:style-name="OrgTblCellB">
                <text:p text:style-name="OrgTableContentsRight">00126</text:p>
              </table:table-cell>
            </table:table-row>
          </table:table-rows>
          <table:table-rows>
            <table:table-row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Righ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neon<text:span text:style-name="OrgSubscript">lr</text:span><text:span text:style-name="OrgSubscript">s0.5hg</text:span></text:p>
              </table:table-cell>
              <table:table-cell table:style-name="OrgTblCellT">
                <text:p text:style-name="OrgTableContentsRight">00102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103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0.5hg</text:span></text:p>
              </table:table-cell>
              <table:table-cell table:style-name="OrgTblCell">
                <text:p text:style-name="OrgTableContentsRight">00104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36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37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38</text:p>
              </table:table-cell>
            </table:table-row>
            <table:table-row>
              <table:table-cell table:style-name="OrgTblCell">
                <text:p text:style-name="OrgTableContentsLeft">neon<text:span text:style-name="OrgSubscript">lr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39</text:p>
              </table:table-cell>
            </table:table-row>
            <table:table-row>
              <table:table-cell table:style-name="OrgTblCell">
                <text:p text:style-name="OrgTableContentsLeft">neon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1</text:p>
              </table:table-cell>
            </table:table-row>
            <table:table-row>
              <table:table-cell table:style-name="OrgTblCell">
                <text:p text:style-name="OrgTableContentsLeft">neon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2</text:p>
              </table:table-cell>
            </table:table-row>
            <table:table-row>
              <table:table-cell table:style-name="OrgTblCell">
                <text:p text:style-name="OrgTableContentsLeft">neon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3</text:p>
              </table:table-cell>
            </table:table-row>
            <table:table-row>
              <table:table-cell table:style-name="OrgTblCell">
                <text:p text:style-name="OrgTableContentsLeft">neon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7</text:p>
              </table:table-cell>
            </table:table-row>
            <table:table-row>
              <table:table-cell table:style-name="OrgTblCell">
                <text:p text:style-name="OrgTableContentsLeft">neon<text:span text:style-name="OrgSubscript">xd</text:span><text:span text:style-name="OrgSubscript">s4.0</text:span><text:span text:style-name="OrgSubscript">hg</text:span></text:p>
              </table:table-cell>
              <table:table-cell table:style-name="OrgTblCell">
                <text:p text:style-name="OrgTableContentsRight">00128</text:p>
              </table:table-cell>
            </table:table-row>
            <table:table-row>
              <table:table-cell table:style-name="OrgTblCellB">
                <text:p text:style-name="OrgTableContentsLeft">neon<text:span text:style-name="OrgSubscript">xd</text:span><text:span text:style-name="OrgSubscript">s4.0</text:span><text:span text:style-name="OrgSubscript">hg</text:span></text:p>
              </table:table-cell>
              <table:table-cell table:style-name="OrgTblCellB">
                <text:p text:style-name="OrgTableContentsRight">00129</text:p>
              </table:table-cell>
            </table:table-row>
          </table:table-rows>
          <table:table-rows>
            <table:table-row>
              <table:table-cell table:style-name="OrgTblCellT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T">
                <text:p text:style-name="OrgTableContentsRight">00080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1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2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3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4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5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6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7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8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89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90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91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92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20s</text:span></text:p>
              </table:table-cell>
              <table:table-cell table:style-name="OrgTblCell">
                <text:p text:style-name="OrgTableContentsRight">00093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s2.0</text:span><text:span text:style-name="OrgSubscript">20s</text:span></text:p>
              </table:table-cell>
              <table:table-cell table:style-name="OrgTblCell">
                <text:p text:style-name="OrgTableContentsRight">00094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095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096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097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ks</text:span><text:span text:style-name="OrgSubscript">d1</text:span><text:span text:style-name="OrgSubscript">s4.0</text:span><text:span text:style-name="OrgSubscript">20s</text:span></text:p>
              </table:table-cell>
              <table:table-cell table:style-name="OrgTblCell">
                <text:p text:style-name="OrgTableContentsRight">00098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4</text:p>
              </table:table-cell>
            </table:table-row>
            <table:table-row>
              <table:table-cell table:style-name="OrgTblCell">
                <text:p text:style-name="OrgTableContentsLeft">test<text:span text:style-name="OrgSubscript">hd37725</text:span><text:span text:style-name="OrgSubscript">xd</text:span><text:span text:style-name="OrgSubscript">s0.5</text:span><text:span text:style-name="OrgSubscript">hg</text:span></text:p>
              </table:table-cell>
              <table:table-cell table:style-name="OrgTblCell">
                <text:p text:style-name="OrgTableContentsRight">00115</text:p>
              </table:table-cell>
            </table:table-row>
            <table:table-row>
              <table:table-cell table:style-name="OrgTblCellB">
                <text:p text:style-name="OrgTableContentsLeft">test<text:span text:style-name="OrgSubscript">hd37725</text:span><text:span text:style-name="OrgSubscript">xd</text:span><text:span text:style-name="OrgSubscript">s0.5</text:span><text:span text:style-name="OrgSubscript">hg</text:span></text:p>
              </table:table-cell>
              <table:table-cell table:style-name="OrgTblCellB">
                <text:p text:style-name="OrgTableContentsRight">00116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arghese Reji</dc:creator>
    <meta:initial-creator>Varghese Reji</meta:initial-creator>
    <dc:date>2022-11-20T13:33:15</dc:date>
    <meta:creation-date>2022-11-20T13:33:15</meta:creation-date>
    <meta:generator>Emacs 28.2 (Org mode 9.5.5)</meta:generator>
    <meta:keyword/>
    <dc:subject/>
    <dc:title/>
  </office:meta>
</office:document-meta>
</file>